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hello-world<text:line-break/>Hello World repository for Git tutorial<text:line-break/>This is an example repository for the Git tutoial on https://www.w3schools.com<text:line-break/><text:line-break/>This repository is built step by step in the tutorial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6:54:27.602000000</meta:creation-date>
    <dc:date>2024-02-12T16:55:29.438000000</dc:date>
    <meta:editing-duration>PT1M2S</meta:editing-duration>
    <meta:editing-cycles>1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" meta:word-count="29" meta:character-count="189" meta:non-whitespace-character-count="159"/>
  </office:meta>
</office:document-meta>
</file>